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d0e1" loext:opacity="100%" style:font-name="Droid Sans Mono" fo:font-size="9.75pt" fo:letter-spacing="normal" fo:font-style="normal" fo:font-weight="normal" officeooo:paragraph-rsid="000d8d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_io_lcd[31:0]</text:p>
      <text:p text:style-name="Standard">bit 31: ON</text:p>
      <text:p text:style-name="Standard">bit 10: enable</text:p>
      <text:p text:style-name="Standard">bit 9: RS: 1: ghi ký tự, 0: ghi lệnh</text:p>
      <text:p text:style-name="Standard">bit 8: R/W: 0: ghi ký tự</text:p>
      <text:p text:style-name="Standard">bit 7 - 0: chân data chứa mã assci của ký tự.</text:p>
      <text:p text:style-name="Standard">f_osc = 50Mhz -&gt; MC = 20ns</text:p>
      <text:p text:style-name="Standard">-&gt; muốn delay 2ms = 2000000ns -&gt; 2000000/20 = 100000 -&gt; đếm 100000 lần = 4000 * 25</text:p>
      <text:p text:style-name="Standard"/>
      <text:p text:style-name="Standard"/>
      <text:p text:style-name="Standard">// lưu mảng chứa mã ascci của ký tự muốn hiện</text:p>
      <text:p text:style-name="Standard">// giả sử hiện chữ Hello World</text:p>
      <text:p text:style-name="Standard">addi x10, x0, 0x48 <text:s text:c="9"/>// H</text:p>
      <text:p text:style-name="Standard">sw x10, 0(x0) <text:s text:c="18"/>// store dmem</text:p>
      <text:p text:style-name="Standard">addi x10, x0, 0x65 <text:s text:c="9"/>// e</text:p>
      <text:p text:style-name="Standard">sw x10, 4(x0)</text:p>
      <text:p text:style-name="Standard">addi x10, x0, 0x6C <text:s text:c="9"/>// l</text:p>
      <text:p text:style-name="Standard">sw x10, 8(x0)</text:p>
      <text:p text:style-name="Standard">addi x10, x0, 0x6F <text:s text:c="9"/>// o</text:p>
      <text:p text:style-name="Standard">sw x10, 12(x0)</text:p>
      <text:p text:style-name="Standard">addi x10, x0, 0x57 <text:s text:c="9"/>// W</text:p>
      <text:p text:style-name="Standard">sw x10, 16(x0)</text:p>
      <text:p text:style-name="Standard">addi x10, x0, 0x72 <text:s text:c="9"/>// r</text:p>
      <text:p text:style-name="Standard">sw x10, 20(x0)</text:p>
      <text:p text:style-name="Standard">addi x10, x0, 0x64 <text:s text:c="9"/>// d</text:p>
      <text:p text:style-name="Standard">sw x10, 24(x0) <text:s text:c="9"/></text:p>
      <text:p text:style-name="Standard"/>
      <text:p text:style-name="Standard"/>
      <text:p text:style-name="Standard">main: </text:p>
      <text:p text:style-name="Standard"><text:s text:c="4"/>lui x25, 0x10004 <text:s text:c="16"/>// lcd addr</text:p>
      <text:p text:style-name="Standard"><text:s text:c="4"/>addi x31, x0, 1</text:p>
      <text:p text:style-name="Standard"><text:s text:c="4"/>jal x6, lcd_init</text:p>
      <text:p text:style-name="Standard"><text:s text:c="4"/>jal x4, print_l1</text:p>
      <text:p text:style-name="Standard"><text:s text:c="4"/>beq x0, x0, main</text:p>
      <text:p text:style-name="Standard"/>
      <text:p text:style-name="Standard">delay_2ms:</text:p>
      <text:p text:style-name="Standard"><text:s text:c="4"/>addi x30, x0, 25</text:p>
      <text:p text:style-name="Standard">outer:</text:p>
      <text:p text:style-name="Standard"><text:s text:c="4"/>addi x29, x0, 4000</text:p>
      <text:p text:style-name="Standard">inner:</text:p>
      <text:p text:style-name="Standard"><text:s text:c="4"/>NOP</text:p>
      <text:p text:style-name="Standard"><text:s text:c="4"/>sub x29, x29, x31 <text:s text:c="7"/>// dec x29</text:p>
      <text:p text:style-name="Standard"><text:s text:c="4"/>bne x29, x0, inner <text:s text:c="5"/>// if x29 != 0 -&gt; dec</text:p>
      <text:p text:style-name="Standard"><text:s text:c="4"/>sub x30, x30, x31 <text:s text:c="6"/>// dec x30</text:p>
      <text:p text:style-name="Standard"><text:s text:c="4"/>bne x30, x0, outer <text:s text:c="4"/>// if x30 != 0 -&gt; dec</text:p>
      <text:p text:style-name="Standard"><text:s text:c="4"/>jalr x1, x1, 0 <text:s text:c="13"/>// ret</text:p>
      <text:p text:style-name="Standard"/>
      <text:p text:style-name="Standard"/>
      <text:p text:style-name="Standard">write_com:</text:p>
      <text:p text:style-name="Standard"><text:s text:c="4"/>addi x28, x27, 0 <text:s text:c="11"/>// move x27 to x28</text:p>
      <text:p text:style-name="Standard"><text:s text:c="4"/>andi x28, x28, 0xff <text:s text:c="6"/>// take 8bit data</text:p>
      <text:p text:style-name="Standard"><text:s text:c="4"/>// write com -&gt; rs = 0, rw = 0, en = 1 -&gt; bit 31, 10, 8, 9 = 800004xx xx: data</text:p>
      <text:p text:style-name="Standard"><text:soft-page-break/><text:s text:c="4"/>lui x26, 0x80000</text:p>
      <text:p text:style-name="Standard"><text:s text:c="4"/>addi x26, x26, 0x400 <text:s text:c="3"/>// init 32'h800000400</text:p>
      <text:p text:style-name="Standard"><text:s text:c="4"/>or x26, x26, x27 <text:s text:c="10"/>// x26 = 32'h800000400 + 000000xx = 8000004xx</text:p>
      <text:p text:style-name="Standard"><text:s text:c="4"/>sw x26, 0(x25)</text:p>
      <text:p text:style-name="Standard"><text:s text:c="4"/>jal x1, delay_2ms</text:p>
      <text:p text:style-name="Standard"><text:s text:c="4"/>jalr x2, x2, 0 <text:s text:c="6"/>// ret</text:p>
      <text:p text:style-name="Standard"><text:s text:c="4"/></text:p>
      <text:p text:style-name="Standard">write_char:</text:p>
      <text:p text:style-name="Standard"><text:s text:c="4"/>addi x28, x27, 0 <text:s text:c="11"/>// move x27 to x28</text:p>
      <text:p text:style-name="Standard"><text:s text:c="4"/>andi x28, x28, 0xff <text:s text:c="6"/>// take 8bit data</text:p>
      <text:p text:style-name="Standard"><text:s text:c="4"/>// write com -&gt; rs = 1, rw = 0, en = 1 -&gt; bit 31, 10, 8, 9 = 800006xx xx: data</text:p>
      <text:p text:style-name="Standard"><text:s text:c="4"/>lui x26, 0x80000</text:p>
      <text:p text:style-name="Standard"><text:s text:c="4"/>addi x26, x26, 0x600 <text:s text:c="3"/>// init 32'h800000600</text:p>
      <text:p text:style-name="Standard"><text:s text:c="4"/>or x26, x26, x27 <text:s text:c="10"/>// x26 = 32'h800000600 + 000000xx = 8000006xx</text:p>
      <text:p text:style-name="Standard"><text:s text:c="4"/>sw x26, 0(x25)</text:p>
      <text:p text:style-name="Standard"><text:s text:c="4"/>jal x1, delay_2ms</text:p>
      <text:p text:style-name="Standard"><text:s text:c="4"/>jalr x3, x3, 0 <text:s text:c="10"/>//ret</text:p>
      <text:p text:style-name="Standard"/>
      <text:p text:style-name="Standard">lcd_init:</text:p>
      <text:p text:style-name="Standard"><text:s text:c="4"/>jal x1, delay_2ms</text:p>
      <text:p text:style-name="Standard"/>
      <text:p text:style-name="Standard"><text:s text:c="4"/>addi x27, x0, 0x02</text:p>
      <text:p text:style-name="Standard"><text:s text:c="4"/>jal x2, write_com</text:p>
      <text:p text:style-name="Standard"><text:s text:c="4"/>// function set <text:s text:c="8"/>8'b001DL/N/F00</text:p>
      <text:p text:style-name="Standard"><text:s text:c="4"/>// 8bit -&gt; DL = 1</text:p>
      <text:p text:style-name="Standard"><text:s text:c="4"/>// 2 lines -&gt; N = 1</text:p>
      <text:p text:style-name="Standard"><text:s text:c="4"/>// 5x8 -&gt; F = 0</text:p>
      <text:p text:style-name="Standard"><text:s text:c="4"/>// -&gt; 8b'00111000</text:p>
      <text:p text:style-name="Standard"><text:s text:c="4"/>addi x27, x0, 0x38 <text:s text:c="9"/>// giao tiêp 8bit</text:p>
      <text:p text:style-name="Standard"><text:s text:c="4"/>jal x2, write_com</text:p>
      <text:p text:style-name="Standard"><text:s text:c="4"/>// clr display</text:p>
      <text:p text:style-name="Standard"><text:s text:c="4"/>addi x27, x0, 0x01</text:p>
      <text:p text:style-name="Standard"><text:s text:c="4"/>jal x2, write_com</text:p>
      <text:p text:style-name="Standard"><text:s text:c="4"/>// pointer</text:p>
      <text:p text:style-name="Standard"><text:s text:c="4"/>addi x27, x0, 0x0c</text:p>
      <text:p text:style-name="Standard"><text:s text:c="4"/>jal x2, write_com</text:p>
      <text:p text:style-name="Standard"><text:s text:c="4"/>addi x27, x0, 0x06</text:p>
      <text:p text:style-name="Standard"><text:s text:c="4"/>jal x2, write_com</text:p>
      <text:p text:style-name="Standard"><text:s text:c="4"/>addi x27, x0, 0x80</text:p>
      <text:p text:style-name="Standard"><text:s text:c="4"/>jal x2, write_com</text:p>
      <text:p text:style-name="Standard"><text:s text:c="4"/>jalr x6, x6, 0</text:p>
      <text:p text:style-name="Standard"/>
      <text:p text:style-name="Standard">move_right:</text:p>
      <text:p text:style-name="Standard"><text:s text:c="4"/>addi x27, x0, 0x14 <text:s text:c="7"/>// Lệnh di chuyển con trỏ sang phải (0x14)</text:p>
      <text:p text:style-name="Standard"><text:s text:c="4"/>jal x2, write_com <text:s text:c="9"/>// Gửi lệnh này vào LCD</text:p>
      <text:p text:style-name="Standard"><text:s text:c="4"/>jal x1, delay_2ms <text:s text:c="9"/>// Đợi một chút để LCD ổn định (tuỳ chọn)</text:p>
      <text:p text:style-name="Standard"><text:s text:c="4"/>jalr x5, x5, 0</text:p>
      <text:p text:style-name="Standard"><text:s text:c="4"/></text:p>
      <text:p text:style-name="Standard">print_l1:</text:p>
      <text:p text:style-name="Standard"><text:s text:c="4"/>addi x27, x0, 0x80</text:p>
      <text:p text:style-name="Standard"><text:s text:c="4"/>jal x2, write_com</text:p>
      <text:p text:style-name="Standard"/>
      <text:p text:style-name="Standard"><text:soft-page-break/><text:s text:c="4"/>lw x27, 0(x0) <text:s text:c="14"/>// load H</text:p>
      <text:p text:style-name="Standard"><text:s text:c="4"/>jal x3, write_char</text:p>
      <text:p text:style-name="Standard"><text:s text:c="4"/>jal x5, move_right</text:p>
      <text:p text:style-name="Standard"/>
      <text:p text:style-name="Standard"><text:s text:c="4"/>lw x27, 4(x0) <text:s text:c="14"/>// load e</text:p>
      <text:p text:style-name="Standard"><text:s text:c="4"/>jal x3, write_char</text:p>
      <text:p text:style-name="Standard"><text:s text:c="4"/>jal x5, move_right</text:p>
      <text:p text:style-name="Standard"/>
      <text:p text:style-name="Standard"><text:s text:c="4"/>lw x27, 8(x0) <text:s text:c="14"/>// load l</text:p>
      <text:p text:style-name="Standard"><text:s text:c="4"/>jal x3, write_char</text:p>
      <text:p text:style-name="Standard"><text:s text:c="4"/>jal x5, move_right</text:p>
      <text:p text:style-name="Standard"/>
      <text:p text:style-name="Standard"><text:s text:c="4"/>lw x27, 8(x0) <text:s text:c="14"/>// load l</text:p>
      <text:p text:style-name="Standard"><text:s text:c="4"/>jal x3, write_char</text:p>
      <text:p text:style-name="Standard"><text:s text:c="4"/>jal x5, move_right</text:p>
      <text:p text:style-name="Standard"/>
      <text:p text:style-name="Standard"><text:s text:c="4"/>lw x27, 12(x0) <text:s text:c="14"/>// load o</text:p>
      <text:p text:style-name="Standard"><text:s text:c="4"/>jal x3, write_char</text:p>
      <text:p text:style-name="Standard"><text:s text:c="4"/>jal x5, move_right</text:p>
      <text:p text:style-name="Standard"/>
      <text:p text:style-name="Standard"><text:s text:c="4"/>lw x27, 16(x0) <text:s text:c="14"/>// load W</text:p>
      <text:p text:style-name="Standard"><text:s text:c="4"/>jal x3, write_char</text:p>
      <text:p text:style-name="Standard"><text:s text:c="4"/>jal x5, move_right</text:p>
      <text:p text:style-name="Standard"/>
      <text:p text:style-name="Standard"><text:s text:c="4"/>lw x27, 12(x0) <text:s text:c="14"/>// load o</text:p>
      <text:p text:style-name="Standard"><text:s text:c="4"/>jal x3, write_char</text:p>
      <text:p text:style-name="Standard"><text:s text:c="4"/>jal x5, move_right</text:p>
      <text:p text:style-name="Standard"/>
      <text:p text:style-name="Standard"><text:s text:c="4"/>lw x27, 20(x0) <text:s text:c="14"/>// load r</text:p>
      <text:p text:style-name="Standard"><text:s text:c="4"/>jal x3, write_char</text:p>
      <text:p text:style-name="Standard"><text:s text:c="4"/>jal x5, move_right</text:p>
      <text:p text:style-name="Standard"/>
      <text:p text:style-name="Standard"><text:s text:c="4"/>lw x27, 8(x0) <text:s text:c="14"/>// load l</text:p>
      <text:p text:style-name="Standard"><text:s text:c="4"/>jal x3, write_char</text:p>
      <text:p text:style-name="Standard"><text:s text:c="4"/>jal x5, move_right</text:p>
      <text:p text:style-name="Standard"/>
      <text:p text:style-name="Standard"><text:s text:c="4"/>lw x27, 24(x0) <text:s text:c="14"/>// load d</text:p>
      <text:p text:style-name="Standard"><text:s text:c="4"/>jal x3, write_char</text:p>
      <text:p text:style-name="Standard"><text:s text:c="4"/>jal x5, move_right</text:p>
      <text:p text:style-name="Standard"><text:s text:c="4"/>jalr x4, x4, 0</text:p>
      <text:p text:style-name="Standard"/>
      <text:p text:style-name="Standard"/>
      <text:p text:style-name="P1">04800513 </text:p>
      <text:p text:style-name="P1">00a02023 </text:p>
      <text:p text:style-name="P1">06500513 </text:p>
      <text:p text:style-name="P1">00a02223 </text:p>
      <text:p text:style-name="P1">06c00513 </text:p>
      <text:p text:style-name="P1">00a02423 </text:p>
      <text:p text:style-name="P1">06f00513 </text:p>
      <text:p text:style-name="P1">00a02623 </text:p>
      <text:p text:style-name="P1">05700513 </text:p>
      <text:p text:style-name="P1">00a02823 </text:p>
      <text:p text:style-name="P1">07200513 </text:p>
      <text:p text:style-name="P1">00a02a23 </text:p>
      <text:p text:style-name="P1">06400513 </text:p>
      <text:p text:style-name="P1"><text:soft-page-break/>00a02c23 </text:p>
      <text:p text:style-name="P1">10004cb7 </text:p>
      <text:p text:style-name="P1">00100f93 </text:p>
      <text:p text:style-name="P1">06c0036f </text:p>
      <text:p text:style-name="P1">0b00026f </text:p>
      <text:p text:style-name="P1">fe0008e3 </text:p>
      <text:p text:style-name="P1">03200f13 </text:p>
      <text:p text:style-name="P1">7d000e93 </text:p>
      <text:p text:style-name="P1">00000013 </text:p>
      <text:p text:style-name="P1">41fe8eb3 </text:p>
      <text:p text:style-name="P1">fe0e9ce3 </text:p>
      <text:p text:style-name="P1">41ff0f33 </text:p>
      <text:p text:style-name="P1">fe0f16e3 </text:p>
      <text:p text:style-name="P1">000080e7 </text:p>
      <text:p text:style-name="P1">000d8e13 </text:p>
      <text:p text:style-name="P1">0ffe7e13 </text:p>
      <text:p text:style-name="P1">80000d37 </text:p>
      <text:p text:style-name="P1">400d0d13 </text:p>
      <text:p text:style-name="P1">01bd6d33 </text:p>
      <text:p text:style-name="P1">01aca023 </text:p>
      <text:p text:style-name="P1">fc9ff0ef </text:p>
      <text:p text:style-name="P1">00010167 </text:p>
      <text:p text:style-name="P1">000d8e13 </text:p>
      <text:p text:style-name="P1">0ffe7e13 </text:p>
      <text:p text:style-name="P1">80000d37 </text:p>
      <text:p text:style-name="P1">600d0d13 </text:p>
      <text:p text:style-name="P1">01bd6d33 </text:p>
      <text:p text:style-name="P1">01aca023 </text:p>
      <text:p text:style-name="P1">fa9ff0ef </text:p>
      <text:p text:style-name="P1">000181e7 </text:p>
      <text:p text:style-name="P1">fa1ff0ef </text:p>
      <text:p text:style-name="P1">00200d93 </text:p>
      <text:p text:style-name="P1">fb9ff16f </text:p>
      <text:p text:style-name="P1">03800d93 </text:p>
      <text:p text:style-name="P1">fb1ff16f </text:p>
      <text:p text:style-name="P1">00100d93 </text:p>
      <text:p text:style-name="P1">fa9ff16f </text:p>
      <text:p text:style-name="P1">00c00d93 </text:p>
      <text:p text:style-name="P1">fa1ff16f </text:p>
      <text:p text:style-name="P1">00600d93 </text:p>
      <text:p text:style-name="P1">f99ff16f </text:p>
      <text:p text:style-name="P1">08000d93 </text:p>
      <text:p text:style-name="P1">f91ff16f </text:p>
      <text:p text:style-name="P1">00030367 </text:p>
      <text:p text:style-name="P1">01400d93 </text:p>
      <text:p text:style-name="P1">f85ff16f </text:p>
      <text:p text:style-name="P1">f61ff0ef </text:p>
      <text:p text:style-name="P1">000282e7 </text:p>
      <text:p text:style-name="P1">08000d93 </text:p>
      <text:p text:style-name="P1">f75ff16f </text:p>
      <text:p text:style-name="P1">00002d83 </text:p>
      <text:p text:style-name="P1">f8dff1ef </text:p>
      <text:p text:style-name="P1">fe1ff2ef </text:p>
      <text:p text:style-name="P1">00402d83 </text:p>
      <text:p text:style-name="P1">f81ff1ef</text:p>
      <text:p text:style-name="P1"><text:s/>fd5ff2ef </text:p>
      <text:p text:style-name="P1">00802d83</text:p>
      <text:p text:style-name="P1"><text:s/>f75ff1ef </text:p>
      <text:p text:style-name="P1">fc9ff2ef </text:p>
      <text:p text:style-name="P1">00802d83 </text:p>
      <text:p text:style-name="P1">f69ff1ef </text:p>
      <text:p text:style-name="P1">fbdff2ef </text:p>
      <text:p text:style-name="P1">00c02d83 </text:p>
      <text:p text:style-name="P1">f5dff1ef </text:p>
      <text:p text:style-name="P1"><text:soft-page-break/>fb1ff2ef </text:p>
      <text:p text:style-name="P1">01002d83 </text:p>
      <text:p text:style-name="P1">f51ff1ef </text:p>
      <text:p text:style-name="P1">fa5ff2ef </text:p>
      <text:p text:style-name="P1">00c02d83 </text:p>
      <text:p text:style-name="P1">f45ff1ef </text:p>
      <text:p text:style-name="P1">f99ff2ef </text:p>
      <text:p text:style-name="P1">01402d83 </text:p>
      <text:p text:style-name="P1">f39ff1ef </text:p>
      <text:p text:style-name="P1">f8dff2ef </text:p>
      <text:p text:style-name="P1">00802d83 </text:p>
      <text:p text:style-name="P1">f2dff1ef </text:p>
      <text:p text:style-name="P1">f81ff2ef </text:p>
      <text:p text:style-name="P1">01802d83 </text:p>
      <text:p text:style-name="P1">f21ff1ef </text:p>
      <text:p text:style-name="P1">f75ff2ef </text:p>
      <text:p text:style-name="P1">00020267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12:10:15.636512720</meta:creation-date>
    <dc:date>2025-11-11T12:18:20.421867827</dc:date>
    <meta:editing-duration>PT3M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5" meta:paragraph-count="218" meta:word-count="720" meta:character-count="4411" meta:non-whitespace-character-count="3049"/>
  </office:meta>
</office:document-meta>
</file>